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</table:table>
      <table:table table:name="B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SUM([.A1:.A2])+[.B1]+[.B2]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21:47:20.77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3:14:58.997000000</meta:creation-date>
    <dc:date>2018-02-25T21:48:05.208000000</dc:date>
    <meta:editing-duration>PT2M27S</meta:editing-duration>
    <meta:editing-cycles>5</meta:editing-cycles>
    <meta:generator>LibreOffice/5.1.3.2$Windows_x86 LibreOffice_project/644e4637d1d8544fd9f56425bd6cec110e49301b</meta:generator>
    <meta:document-statistic meta:table-count="2" meta:cell-count="9" meta:object-count="0"/>
  </office:meta>
</office:document-meta>
</file>